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iscreet_25_20Dark1-title">
      <style:graphic-properties fo:min-height="3.507cm"/>
    </style:style>
    <style:style style:name="pr2" style:family="presentation" style:parent-style-name="Discreet_25_20Dark1-subtitle">
      <style:graphic-properties draw:fill-color="#ffffff" fo:min-height="7.693cm"/>
    </style:style>
    <style:style style:name="pr3" style:family="presentation" style:parent-style-name="Discreet_25_20Dark1-notes">
      <style:graphic-properties draw:fill-color="#ffffff" draw:auto-grow-height="true" fo:min-height="13.364cm"/>
    </style:style>
    <style:style style:name="P1" style:family="paragraph">
      <loext:graphic-properties draw:fill-color="#ffffff"/>
      <style:text-properties fo:font-size="36pt"/>
    </style:style>
    <style:style style:name="P2" style:family="paragraph">
      <loext:graphic-properties draw:fill-color="#ffffff"/>
    </style:style>
    <style:style style:name="T1" style:family="text">
      <style:text-properties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Discreet_25_20Dark-outline1">
      <style:graphic-properties draw:fit-to-size="shrink-to-fit"/>
    </style:style>
    <style:style style:name="md2odp-TitleText" style:family="presentation" style:display-name="md2odp-TitleText" style:parent-style-name="Discreet_25_20Dark-title">
      <style:graphic-properties draw:auto-grow-height="true"/>
    </style:style>
    <style:style style:name="md2odp-BreakTitleText" style:family="presentation" style:display-name="md2odp-BreakTitleText" style:parent-style-name="Discreet_25_20Dark1-title">
      <style:graphic-properties draw:auto-grow-height="true"/>
    </style:style>
    <text:list-style style:name="OutlineListStyle" style:display-name="Discreet%20Dark-outline1">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Discreet_25_20Dark1" presentation:presentation-page-layout-name="AL1T0">
        <draw:frame presentation:style-name="pr1" draw:layer="layout" svg:width="25.199cm" svg:height="3.507cm" svg:x="1.4cm" svg:y="4.236cm" presentation:class="title" presentation:user-transformed="true">
          <draw:text-box>
            <text:p>Land Register Workshop</text:p>
          </draw:text-box>
        </draw:frame>
        <draw:frame presentation:style-name="pr2" draw:text-style-name="P1" draw:layer="layout" svg:width="25.199cm" svg:height="7.693cm" svg:x="1.4cm" svg:y="8.4cm" presentation:class="subtitle" presentation:user-transformed="true">
          <draw:text-box>
            <text:p><text:span text:style-name="T1">Anthony Beck</text:span></text:p>
            <text:p><text:span text:style-name="T1">The Data Team</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text:span/>
      <draw:page draw:id="page1" draw:name="Hello world&#10;&#10;" draw:master-page-name="Discreet_25_20Dark1" presentation:presentation-page-layout-name="AL3T19">
        <draw:frame svg:width="25.199cm" svg:height="3.507cm" draw:z-index="0" svg:x="1.401cm" svg:y="0.2cm" presentation:class="title" presentation:style-name="md2odp-BreakTitleText">
          <draw:text-box>
            <text:p><text:span>Hello world</text:span></text:p>
          </draw:text-box>
        </draw:frame>
        <draw:frame svg:width="25.199cm" svg:height="14.6cm" draw:z-index="0" svg:x="1.4cm" svg:y="4.2cm" presentation:class="outline" presentation:style-name="md2odp-OutlineText">
          <draw:text-box>
            <text:p><text:span><text:span>Every programming language starts wit </text:span><text:span text:style-name="md2odp-TextEmphasisStyle"><text:span>Hello world</text:span></text:span><text:span>. Let’s enter some commands at the prompt, beginning with the
following:</text:span></text:span></text:p>
            <text:p text:style-name="md2odp-ParagraphQuoteStyle"><text:span><text:span text:style-name="md2odp-TextQuoteStyle">“</text:span></text:span><text:span><text:span><text:span>print("Hello World")</text:span></text:span></text:span><text:span><text:span text:style-name="md2odp-TextQuoteStyle">”</text:span></text:span></text:p>
            <text:p text:style-name="md2odp-ParagraphCodeStyle"><text:span text:style-name="md2odp-TColor008800"><text:span text:style-name="md2odp-TBold">print</text:span></text:span><text:span>(</text:span><text:span>"Hello World"</text:span><text:span>)</text:span><text:span>
</text:span></text:p>
            <text:p text:style-name="md2odp-ParagraphCodeStyle"><text:span>Hello World</text:span><text:line-break/><text:span/><text:line-break/><text:span/><text:line-break/><text:span/></text:p>
            <text:p><text:span><text:span>See..... if prints out the words</text:span></text:span></text:p>
            <text:p text:style-name="md2odp-ParagraphQuoteStyle"><text:span><text:span text:style-name="md2odp-TextQuoteStyle">“</text:span></text:span><text:span><text:span><text:span>Hello World</text:span></text:span></text:span><text:span><text:span text:style-name="md2odp-TextQuoteStyle">”</text:span></text:span></text:p>
            <text:p><text:span><text:span>Exciting huh</text:span></text:span></text:p>
          </draw:text-box>
        </draw:frame>
      </draw:page>
      <draw:page draw:id="page1" draw:name="Calculating with Python&#10;&#10;" draw:master-page-name="Discreet_25_20Dark1" presentation:presentation-page-layout-name="AL3T19">
        <draw:frame svg:width="25.199cm" svg:height="3.507cm" draw:z-index="0" svg:x="1.401cm" svg:y="0.2cm" presentation:class="title" presentation:style-name="md2odp-BreakTitleText">
          <draw:text-box>
            <text:p><text:span>Calculating with Python</text:span></text:p>
          </draw:text-box>
        </draw:frame>
        <draw:frame svg:width="25.199cm" svg:height="14.6cm" draw:z-index="0" svg:x="1.4cm" svg:y="4.2cm" presentation:class="outline" presentation:style-name="md2odp-OutlineText">
          <draw:text-box>
            <text:p><text:span><text:span>Normally, when asked to find the product of two numbers like 8 × 3.57, you would use a calculator or a pencil and paper. Well, how about using the Python shell to perform your calculation? Let’s try it.</text:span></text:span></text:p>
            <text:p text:style-name="md2odp-ParagraphQuoteStyle"><text:span><text:span text:style-name="md2odp-TextQuoteStyle">“</text:span></text:span><text:span><text:span><text:span>8 </text:span><text:span>* 3.57</text:span></text:span></text:span><text:span><text:span text:style-name="md2odp-TextQuoteStyle">”</text:span></text:span></text:p>
            <text:p text:style-name="md2odp-ParagraphCodeStyle"><text:span text:style-name="md2odp-TColor0000DD"><text:span text:style-name="md2odp-TBold">8</text:span></text:span><text:span> </text:span><text:span text:style-name="md2odp-TColor333333">*</text:span><text:span> </text:span><text:span text:style-name="md2odp-TColor6600EE"><text:span text:style-name="md2odp-TBold">3.57</text:span></text:span><text:span>
</text:span></text:p>
            <text:p text:style-name="md2odp-ParagraphCodeStyle"><text:span>28.56</text:span><text:line-break/><text:span/><text:line-break/><text:span/><text:line-break/><text:span/><text:line-break/><text:span/></text:p>
            <text:p><text:span><text:span>Notice that when entering a multiplication calculation in Python, you use the asterisk symbol ( </text:span><text:span>*) instead of a multiplication sign (×).</text:span></text:span></text:p>
            <text:p><text:span><text:span>How about if we try an equation that’s a bit more useful? Suppose you are digging in your backyard and uncover a bag of 20 gold coins. The next day, you sneak down to the basement and stick the coins inside your grandfather’s steam-powered repli- cating invention (luckily, you can just fit the 20 coins inside). You hear a whiz and a pop and, a few hours later, out shoot another 10 gleaming coins.</text:span></text:span></text:p>
            <text:p><text:span><text:span>How many coins would you have in your treasure chest if you did this every day for a year? On paper, the equations might look like this:</text:span></text:span></text:p>
            <text:p text:style-name="md2odp-ParagraphQuoteStyle"><text:span><text:span text:style-name="md2odp-TextQuoteStyle">“</text:span></text:span><text:span><text:span><text:span>10 × 365 = 3650</text:span></text:span><text:span><text:span>20 + 3650 = 3670</text:span></text:span></text:span><text:span><text:span text:style-name="md2odp-TextQuoteStyle">”</text:span></text:span></text:p>
            <text:p><text:span><text:span>Sure, it’s easy enough to do these calculations on a calculator or on paper, but we can do all of these calculations with the Python shell as well. First, we multiply 10 coins by 365 days in a year to get 3650. Next, we add the original 20 coins to get 3670.</text:span></text:span></text:p>
            <text:p text:style-name="md2odp-ParagraphCodeStyle"><text:span text:style-name="md2odp-TColor0000DD"><text:span text:style-name="md2odp-TBold">10</text:span></text:span><text:span> </text:span><text:span text:style-name="md2odp-TColor333333">*</text:span><text:span> </text:span><text:span text:style-name="md2odp-TColor0000DD"><text:span text:style-name="md2odp-TBold">365</text:span></text:span><text:span>
</text:span></text:p>
            <text:p text:style-name="md2odp-ParagraphCodeStyle"><text:span>3650</text:span><text:line-break/><text:span/><text:line-break/><text:span/><text:line-break/><text:span/><text:line-break/><text:span/><text:line-break/><text:span/></text:p>
            <text:p text:style-name="md2odp-ParagraphCodeStyle"><text:span text:style-name="md2odp-TColor0000DD"><text:span text:style-name="md2odp-TBold">20</text:span></text:span><text:span> </text:span><text:span text:style-name="md2odp-TColor333333">+</text:span><text:span> </text:span><text:span text:style-name="md2odp-TColor0000DD"><text:span text:style-name="md2odp-TBold">3650</text:span></text:span><text:span>
</text:span></text:p>
            <text:p text:style-name="md2odp-ParagraphCodeStyle"><text:span>3670</text:span><text:line-break/><text:span/><text:line-break/><text:span/><text:line-break/><text:span/><text:line-break/><text:span/></text:p>
            <text:p><text:span><text:span>Now, what if a raven spots the shiny gold sitting in your bed- room, and every week flies in and manages to steal three coins? How many coins would you have left at the end of the year? Here’s how this calculation looks in the shell:</text:span></text:span></text:p>
            <text:p text:style-name="md2odp-ParagraphCodeStyle"><text:span text:style-name="md2odp-TColor0000DD"><text:span text:style-name="md2odp-TBold">3</text:span></text:span><text:span text:style-name="md2odp-TColor333333">*</text:span><text:span text:style-name="md2odp-TColor0000DD"><text:span text:style-name="md2odp-TBold">52</text:span></text:span><text:span>
</text:span></text:p>
            <text:p text:style-name="md2odp-ParagraphCodeStyle"><text:span>156</text:span><text:line-break/><text:span/><text:line-break/><text:span/><text:line-break/><text:span/><text:line-break/><text:span/><text:line-break/><text:span/></text:p>
            <text:p text:style-name="md2odp-ParagraphCodeStyle"><text:span text:style-name="md2odp-TColor0000DD"><text:span text:style-name="md2odp-TBold">3670</text:span></text:span><text:span> </text:span><text:span text:style-name="md2odp-TColor333333">-</text:span><text:span> </text:span><text:span text:style-name="md2odp-TColor0000DD"><text:span text:style-name="md2odp-TBold">156</text:span></text:span><text:span>
</text:span></text:p>
            <text:p text:style-name="md2odp-ParagraphCodeStyle"><text:span>3514</text:span><text:line-break/><text:span/><text:line-break/><text:span/><text:line-break/><text:span/><text:line-break/><text:span/></text:p>
            <text:p><text:span><text:span>First, we multiply 3 coins by 52 weeks in the year. The result is 156. We subtract that number from our total coins (3670), which tells us that we would have 3514 coins remaining at the end of the year.</text:span></text:span></text:p>
          </draw:text-box>
        </draw:frame>
      </draw:page>
      <draw:page draw:id="page1" draw:name="Python Operators&#10;&#10;" draw:master-page-name="Discreet_25_20Dark" presentation:presentation-page-layout-name="AL3T1">
        <draw:frame svg:width="25.199cm" svg:height="2.364cm" draw:z-index="0" svg:x="1.401cm" svg:y="0.436cm" presentation:class="title" presentation:style-name="md2odp-TitleText">
          <draw:text-box>
            <text:p><text:span>Python Operators</text:span></text:p>
          </draw:text-box>
        </draw:frame>
        <draw:frame svg:width="25.199cm" svg:height="14.6cm" draw:z-index="0" svg:x="1.4cm" svg:y="4.2cm" draw:style-name="md2odp-ImageStyle">
          <table:table table:name="Table">
            <table:table-column table:number-columns-repeated="2"/>
            <table:table-row>
              <table:table-cell>
                <text:p><text:span>Symbol</text:span></text:p>
              </table:table-cell>
              <table:table-cell>
                <text:p><text:span>Operation</text:span></text:p>
              </table:table-cell>
            </table:table-row>
            <table:table-row>
              <table:table-cell>
                <text:p><text:span>+</text:span></text:p>
              </table:table-cell>
              <table:table-cell>
                <text:p><text:span>Addition</text:span></text:p>
              </table:table-cell>
            </table:table-row>
            <table:table-row>
              <table:table-cell>
                <text:p><text:span>-</text:span></text:p>
              </table:table-cell>
              <table:table-cell>
                <text:p><text:span>Subtraction</text:span></text:p>
              </table:table-cell>
            </table:table-row>
            <table:table-row>
              <table:table-cell>
                <text:p><text:span>*</text:span></text:p>
              </table:table-cell>
              <table:table-cell>
                <text:p><text:span>Multiplication</text:span></text:p>
              </table:table-cell>
            </table:table-row>
            <table:table-row>
              <table:table-cell>
                <text:p><text:span>/</text:span></text:p>
              </table:table-cell>
              <table:table-cell>
                <text:p><text:span>Division</text:span></text:p>
              </table:table-cell>
            </table:table-row>
          </table:table>
        </draw:frame>
      </draw:page>
      <draw:page draw:id="page1" draw:name="Python Operators&#10;&#10;" draw:master-page-name="Discreet_25_20Dark" presentation:presentation-page-layout-name="AL3T1">
        <draw:frame svg:width="25.199cm" svg:height="2.364cm" draw:z-index="0" svg:x="1.401cm" svg:y="0.436cm" presentation:class="title" presentation:style-name="md2odp-TitleText">
          <draw:text-box>
            <text:p><text:span>Python Operators</text:span></text:p>
          </draw:text-box>
        </draw:frame>
        <draw:frame svg:width="25.199cm" svg:height="14.6cm" draw:z-index="0" svg:x="1.4cm" svg:y="4.2cm" presentation:class="outline" presentation:style-name="md2odp-OutlineText">
          <draw:text-box>
            <text:p><text:span><text:span>You can do multiplication, addition, subtraction, and division in the Python shell, among other mathematical operations that we won’t go into right now. The basic symbols used by Python to perform mathematical operations are called operators, as listed in Table 2-1.</text:span></text:span></text:p>
            <text:p><text:span><text:span>Table 2-1: Basic Python Operators</text:span></text:span></text:p>
            <draw:frame svg:width="25.199cm" svg:height="14.6cm" draw:z-index="0" svg:x="1.4cm" svg:y="4.2cm" draw:style-name="md2odp-ImageStyle">
              <table:table table:name="Table">
                <table:table-column table:number-columns-repeated="2"/>
                <table:table-row>
                  <table:table-cell>
                    <text:p><text:span>Symbol</text:span></text:p>
                  </table:table-cell>
                  <table:table-cell>
                    <text:p><text:span>Operation</text:span></text:p>
                  </table:table-cell>
                </table:table-row>
                <table:table-row>
                  <table:table-cell>
                    <text:p><text:span>+</text:span></text:p>
                  </table:table-cell>
                  <table:table-cell>
                    <text:p><text:span>Addition</text:span></text:p>
                  </table:table-cell>
                </table:table-row>
                <table:table-row>
                  <table:table-cell>
                    <text:p><text:span>-</text:span></text:p>
                  </table:table-cell>
                  <table:table-cell>
                    <text:p><text:span>Subtraction</text:span></text:p>
                  </table:table-cell>
                </table:table-row>
                <table:table-row>
                  <table:table-cell>
                    <text:p><text:span>*</text:span></text:p>
                  </table:table-cell>
                  <table:table-cell>
                    <text:p><text:span>Multiplication</text:span></text:p>
                  </table:table-cell>
                </table:table-row>
                <table:table-row>
                  <table:table-cell>
                    <text:p><text:span>/</text:span></text:p>
                  </table:table-cell>
                  <table:table-cell>
                    <text:p><text:span>Division</text:span></text:p>
                  </table:table-cell>
                </table:table-row>
              </table:table>
            </draw:frame>
            <text:p><text:span><text:span>The </text:span><text:span text:style-name="md2odp-TextEmphasisStyle"><text:span>forward slash</text:span></text:span><text:span> (/) is used for division because it’s similar to the division line that you would use when writing a frac- tion. For example, if you had 100 pirates and 20 large barrels and you wanted to calculate how many pirates you could hide in each barrel, you could divide 100 pirates by 20 barrels (100 ÷ 20) by entering 100 / 20 in the Python shell. Just remember that the forward slash is the one whose top falls to the right. </text:span></text:span></text:p>
            <text:p text:style-name="md2odp-ParagraphCodeStyle"><text:span>
</text:span></text:p>
          </draw:text-box>
        </draw:frame>
      </draw:page>
      <draw:page draw:id="page1" draw:name="The Order of Operations&#10;&#10;" draw:master-page-name="Discreet_25_20Dark" presentation:presentation-page-layout-name="AL3T1">
        <draw:frame svg:width="25.199cm" svg:height="2.364cm" draw:z-index="0" svg:x="1.401cm" svg:y="0.436cm" presentation:class="title" presentation:style-name="md2odp-TitleText">
          <draw:text-box>
            <text:p><text:span>The Order of Operations</text:span></text:p>
          </draw:text-box>
        </draw:frame>
        <draw:frame svg:width="25.199cm" svg:height="14.6cm" draw:z-index="0" svg:x="1.4cm" svg:y="4.2cm" presentation:class="outline" presentation:style-name="md2odp-OutlineText">
          <draw:text-box>
            <text:p><text:span><text:span>We use parentheses in a programming language to control the order of operations. An operation is anything that uses an operator. Multiplication and division have a higher order than addition and subtraction, which means that they’re performed first. In other words, if you enter an equation in Python, multiplication or divi- sion is performed before addition or subtraction.</text:span></text:span></text:p>
            <text:p><text:span><text:span>For example, in the following equation, the numbers 30 and 20 are multiplied first, and the number 5 is added to their product.</text:span></text:span></text:p>
            <text:p text:style-name="md2odp-ParagraphCodeStyle"><text:span text:style-name="md2odp-TColor0000DD"><text:span text:style-name="md2odp-TBold">5</text:span></text:span><text:span> </text:span><text:span text:style-name="md2odp-TColor333333">+</text:span><text:span> </text:span><text:span text:style-name="md2odp-TColor0000DD"><text:span text:style-name="md2odp-TBold">30</text:span></text:span><text:span> </text:span><text:span text:style-name="md2odp-TColor333333">*</text:span><text:span> </text:span><text:span text:style-name="md2odp-TColor0000DD"><text:span text:style-name="md2odp-TBold">20</text:span></text:span><text:span>
</text:span></text:p>
            <text:p text:style-name="md2odp-ParagraphCodeStyle"><text:span>605</text:span><text:line-break/><text:span/><text:line-break/><text:span/><text:line-break/><text:span/><text:line-break/><text:span/></text:p>
            <text:p><text:span><text:span>This equation is another way of saying, “multiply 30 by 20, and then add 5 to the result.” The result is 605. We can change the order of operations by adding parentheses around the first two numbers, like so:</text:span></text:span></text:p>
            <text:p text:style-name="md2odp-ParagraphCodeStyle"><text:span>(</text:span><text:span text:style-name="md2odp-TColor0000DD"><text:span text:style-name="md2odp-TBold">5</text:span></text:span><text:span> </text:span><text:span text:style-name="md2odp-TColor333333">+</text:span><text:span> </text:span><text:span text:style-name="md2odp-TColor0000DD"><text:span text:style-name="md2odp-TBold">30</text:span></text:span><text:span>)</text:span><text:span> </text:span><text:span text:style-name="md2odp-TColor333333">*</text:span><text:span> </text:span><text:span text:style-name="md2odp-TColor0000DD"><text:span text:style-name="md2odp-TBold">20</text:span></text:span><text:span>
</text:span></text:p>
            <text:p text:style-name="md2odp-ParagraphCodeStyle"><text:span>700</text:span><text:line-break/><text:span/><text:line-break/><text:span/><text:line-break/><text:span/><text:line-break/><text:span/></text:p>
            <text:p><text:span><text:span>The result of this equation is 700 (not 605) because the parenthe- ses tell Python to do the operation in the parentheses first, and then do the operation outside the paren- theses. This example is saying “add 5 to 30, and then multiply the result by 20.”</text:span></text:span></text:p>
            <text:p><text:span><text:span>Parentheses can be nested, which means that there can be parentheses inside parentheses, like this:</text:span></text:span></text:p>
            <text:p text:style-name="md2odp-ParagraphCodeStyle"><text:span>((</text:span><text:span text:style-name="md2odp-TColor0000DD"><text:span text:style-name="md2odp-TBold">5</text:span></text:span><text:span> </text:span><text:span text:style-name="md2odp-TColor333333">+</text:span><text:span> </text:span><text:span text:style-name="md2odp-TColor0000DD"><text:span text:style-name="md2odp-TBold">30</text:span></text:span><text:span>)</text:span><text:span> </text:span><text:span text:style-name="md2odp-TColor333333">*</text:span><text:span> </text:span><text:span text:style-name="md2odp-TColor0000DD"><text:span text:style-name="md2odp-TBold">20</text:span></text:span><text:span>)</text:span><text:span> </text:span><text:span text:style-name="md2odp-TColor333333">/</text:span><text:span> </text:span><text:span text:style-name="md2odp-TColor0000DD"><text:span text:style-name="md2odp-TBold">10</text:span></text:span><text:span>
</text:span></text:p>
            <text:p text:style-name="md2odp-ParagraphCodeStyle"><text:span>70.0</text:span><text:line-break/><text:span/><text:line-break/><text:span/><text:line-break/><text:span/><text:line-break/><text:span/></text:p>
            <text:p><text:span><text:span>In this case, Python evaluates the innermost parentheses first, then the outer ones, and then the final division operator. In other words, this equation is saying, “add 5 to 30, then multiply the result by 20, and divide that result by 10.” Here’s what happens:</text:span></text:span></text:p>
            <text:list text:style-name="OutlineListStyle">
              <text:list-item>
                <text:p><text:span>Adding 5 to 30 gives 35.</text:span></text:p>
              </text:list-item>
              <text:list-item>
                <text:p><text:span>Multiplying 35 by 20 gives 700.</text:span></text:p>
              </text:list-item>
              <text:list-item>
                <text:p><text:span>Dividing 700 by 10 gives the final answer of 70.</text:span></text:p>
              </text:list-item>
            </text:list>
            <text:p><text:span><text:span>If we had not used parentheses, the result would be slightly different:</text:span></text:span></text:p>
            <text:p text:style-name="md2odp-ParagraphCodeStyle"><text:span text:style-name="md2odp-TColor0000DD"><text:span text:style-name="md2odp-TBold">5</text:span></text:span><text:span> </text:span><text:span text:style-name="md2odp-TColor333333">+</text:span><text:span> </text:span><text:span text:style-name="md2odp-TColor0000DD"><text:span text:style-name="md2odp-TBold">30</text:span></text:span><text:span> </text:span><text:span text:style-name="md2odp-TColor333333">*</text:span><text:span> </text:span><text:span text:style-name="md2odp-TColor0000DD"><text:span text:style-name="md2odp-TBold">20</text:span></text:span><text:span> </text:span><text:span text:style-name="md2odp-TColor333333">/</text:span><text:span> </text:span><text:span text:style-name="md2odp-TColor0000DD"><text:span text:style-name="md2odp-TBold">10</text:span></text:span><text:span>
</text:span></text:p>
            <text:p text:style-name="md2odp-ParagraphCodeStyle"><text:span>65.0</text:span><text:line-break/><text:span/><text:line-break/><text:span/><text:line-break/><text:span/><text:line-break/><text:span/></text:p>
            <text:p><text:span><text:span text:style-name="md2odp-TextDoubleEmphasisStyle"><text:span>Remember that multiplication and division always go before addition and subtraction, unless parentheses are used to control the order of operations.</text:span></text:span></text:span></text:p>
          </draw:text-box>
        </draw:frame>
      </draw:page>
      <draw:page draw:id="page1" draw:name="Variables Are Like Labels&#10;&#10;" draw:master-page-name="Discreet_25_20Dark" presentation:presentation-page-layout-name="AL3T1">
        <draw:frame svg:width="25.199cm" svg:height="2.364cm" draw:z-index="0" svg:x="1.401cm" svg:y="0.436cm" presentation:class="title" presentation:style-name="md2odp-TitleText">
          <draw:text-box>
            <text:p><text:span>Variables Are Like Labels</text:span></text:p>
          </draw:text-box>
        </draw:frame>
        <draw:frame svg:width="25.199cm" svg:height="14.6cm" draw:z-index="0" svg:x="1.4cm" svg:y="4.2cm" presentation:class="outline" presentation:style-name="md2odp-OutlineText">
          <draw:text-box>
            <text:p><text:span><text:span>The word </text:span><text:span text:style-name="md2odp-TextEmphasisStyle"><text:span>variable</text:span></text:span><text:span> in programming describes a place to store information such as numbers, text, lists of numbers and text, and so on. Another way of looking at a variable is that it’s like a </text:span><text:span text:style-name="md2odp-TextEmphasisStyle"><text:span>label</text:span></text:span><text:span> for something.</text:span></text:span></text:p>
            <text:p><text:span><text:span>For example, to create a variable named </text:span><text:span text:style-name="md2odp-TextEmphasisStyle"><text:span>fred</text:span></text:span><text:span>, we use an equal sign (=) and then tell Python what information the variable should be the label for. Here, we create the variable fred and tell Python that it labels the number 100 (note that this doesn’t mean that another variable can’t have the same value):</text:span></text:span></text:p>
            <text:p text:style-name="md2odp-ParagraphCodeStyle"><text:span>fred</text:span><text:span> </text:span><text:span text:style-name="md2odp-TColor333333">=</text:span><text:span> </text:span><text:span text:style-name="md2odp-TColor0000DD"><text:span text:style-name="md2odp-TBold">100</text:span></text:span><text:span>
</text:span></text:p>
            <text:p><text:span><text:span>To find out what value a variable labels, enter print in the shell, followed by the variable name in parentheses, like this:</text:span></text:span></text:p>
            <text:p text:style-name="md2odp-ParagraphCodeStyle"><text:span text:style-name="md2odp-TColor008800"><text:span text:style-name="md2odp-TBold">print</text:span></text:span><text:span>(</text:span><text:span>fred</text:span><text:span>)</text:span><text:span>
</text:span></text:p>
            <text:p text:style-name="md2odp-ParagraphCodeStyle"><text:span>100</text:span><text:line-break/><text:span/><text:line-break/><text:span/><text:line-break/><text:span/></text:p>
            <text:p><text:span><text:span>We can also tell Python to change the variable </text:span><text:span text:style-name="md2odp-TextEmphasisStyle"><text:span>fred</text:span></text:span><text:span> so that it labels something else. For example, here’s how to change </text:span><text:span text:style-name="md2odp-TextEmphasisStyle"><text:span>fred</text:span></text:span><text:span> to the number 200:</text:span></text:span></text:p>
            <text:p text:style-name="md2odp-ParagraphCodeStyle"><text:span>fred</text:span><text:span> </text:span><text:span text:style-name="md2odp-TColor333333">=</text:span><text:span> </text:span><text:span text:style-name="md2odp-TColor0000DD"><text:span text:style-name="md2odp-TBold">200</text:span></text:span><text:span/><text:line-break/><text:span/><text:span text:style-name="md2odp-TColor008800"><text:span text:style-name="md2odp-TBold">print</text:span></text:span><text:span>(</text:span><text:span>fred</text:span><text:span>)</text:span><text:span>
</text:span></text:p>
            <text:p text:style-name="md2odp-ParagraphCodeStyle"><text:span>200</text:span><text:line-break/><text:span/><text:line-break/><text:span/><text:line-break/><text:span/></text:p>
            <text:p><text:span><text:span>On the first line, we say that fred labels the number 200. In the second line, we ask what fred is labeling, just to confirm the change. Python prints the result on the last line.</text:span></text:span></text:p>
            <text:p><text:span><text:span>We can also use more than one label (more than one variable) for the same item:</text:span></text:span></text:p>
            <text:p text:style-name="md2odp-ParagraphCodeStyle"><text:span>fred</text:span><text:span> </text:span><text:span text:style-name="md2odp-TColor333333">=</text:span><text:span> </text:span><text:span text:style-name="md2odp-TColor0000DD"><text:span text:style-name="md2odp-TBold">200</text:span></text:span><text:span/><text:line-break/><text:span/><text:span>john</text:span><text:span> </text:span><text:span text:style-name="md2odp-TColor333333">=</text:span><text:span> </text:span><text:span>fred</text:span><text:span/><text:line-break/><text:span/><text:span text:style-name="md2odp-TColor008800"><text:span text:style-name="md2odp-TBold">print</text:span></text:span><text:span>(</text:span><text:span>john</text:span><text:span>)</text:span><text:span>
</text:span></text:p>
            <text:p text:style-name="md2odp-ParagraphCodeStyle"><text:span>200</text:span><text:line-break/><text:span/><text:line-break/><text:span/><text:line-break/><text:span/></text:p>
            <text:p><text:span><text:span>In this example, we’re telling Python that we want the name (or variable) </text:span><text:span text:style-name="md2odp-TextEmphasisStyle"><text:span>john</text:span></text:span><text:span> to label the same thing as </text:span><text:span text:style-name="md2odp-TextEmphasisStyle"><text:span>fred</text:span></text:span><text:span> by using the equal sign between </text:span><text:span text:style-name="md2odp-TextEmphasisStyle"><text:span>john</text:span></text:span><text:span> and </text:span><text:span text:style-name="md2odp-TextEmphasisStyle"><text:span>fred</text:span></text:span><text:span>.</text:span></text:span></text:p>
            <text:p><text:span><text:span>Of course, </text:span><text:span text:style-name="md2odp-TextEmphasisStyle"><text:span>fred</text:span></text:span><text:span> probably isn’t a very useful name for a variable because it most likely doesn’t tell us anything about what the variable is used for. Let’s call our variable </text:span><text:span text:style-name="md2odp-TextEmphasisStyle"><text:span>number</text:span><text:span>_of</text:span><text:span>_coins</text:span></text:span><text:span> instead of </text:span><text:span text:style-name="md2odp-TextEmphasisStyle"><text:span>fred</text:span></text:span><text:span>, like this:</text:span></text:span></text:p>
            <text:p text:style-name="md2odp-ParagraphCodeStyle"><text:span>number_of_coins</text:span><text:span> </text:span><text:span text:style-name="md2odp-TColor333333">=</text:span><text:span> </text:span><text:span text:style-name="md2odp-TColor0000DD"><text:span text:style-name="md2odp-TBold">200</text:span></text:span><text:span/><text:line-break/><text:span/><text:span text:style-name="md2odp-TColor008800"><text:span text:style-name="md2odp-TBold">print</text:span></text:span><text:span>(</text:span><text:span>number_of_coins</text:span><text:span>)</text:span><text:span>
</text:span></text:p>
            <text:p text:style-name="md2odp-ParagraphCodeStyle"><text:span>200</text:span><text:line-break/><text:span/><text:line-break/><text:span/><text:line-break/><text:span/></text:p>
            <text:p><text:span><text:span>This makes it clear that we’re talking about 200 coins.</text:span></text:span></text:p>
            <text:p><text:span><text:span>Variable names can be made up of letters, numbers, and the underscore character ( </text:span><text:span>_ ), but they can’t start with a number. You can use anything from single letters (such as a) to long sentences for variable names. (A variable can’t contain a space, so use an underscore to separate words.) Sometimes, if you’re doing something quick, a short variable name is best. The name you choose should depend on how meaningful you need the variable name to be.</text:span></text:span></text:p>
            <text:p><text:span><text:span>Now that you know how to create variables, let’s look at how to use them.</text:span></text:span></text:p>
          </draw:text-box>
        </draw:frame>
      </draw:page>
      <draw:page draw:id="page1" draw:name="Using Variables&#10;&#10;" draw:master-page-name="Discreet_25_20Dark" presentation:presentation-page-layout-name="AL3T1">
        <draw:frame svg:width="25.199cm" svg:height="2.364cm" draw:z-index="0" svg:x="1.401cm" svg:y="0.436cm" presentation:class="title" presentation:style-name="md2odp-TitleText">
          <draw:text-box>
            <text:p><text:span>Using Variables</text:span></text:p>
          </draw:text-box>
        </draw:frame>
        <draw:frame svg:width="25.199cm" svg:height="14.6cm" draw:z-index="0" svg:x="1.4cm" svg:y="4.2cm" presentation:class="outline" presentation:style-name="md2odp-OutlineText">
          <draw:text-box>
            <text:p><text:span><text:span>Remember our equation for figuring out how many coins you would have at the end of the year if you could magically create new coins with your grandfather’s crazy invention in the basement? We have this equation: </text:span></text:span></text:p>
            <text:p text:style-name="md2odp-ParagraphCodeStyle"><text:span text:style-name="md2odp-TColor0000DD"><text:span text:style-name="md2odp-TBold">20</text:span></text:span><text:span> </text:span><text:span text:style-name="md2odp-TColor333333">+</text:span><text:span> </text:span><text:span text:style-name="md2odp-TColor0000DD"><text:span text:style-name="md2odp-TBold">10</text:span></text:span><text:span> </text:span><text:span text:style-name="md2odp-TColor333333">*</text:span><text:span> </text:span><text:span text:style-name="md2odp-TColor0000DD"><text:span text:style-name="md2odp-TBold">365</text:span></text:span><text:span>
</text:span></text:p>
            <text:p text:style-name="md2odp-ParagraphCodeStyle"><text:span>3670</text:span><text:line-break/><text:span/><text:line-break/><text:span/><text:line-break/><text:span/><text:line-break/><text:span/><text:line-break/><text:span/></text:p>
            <text:p text:style-name="md2odp-ParagraphCodeStyle"><text:span text:style-name="md2odp-TColor0000DD"><text:span text:style-name="md2odp-TBold">3</text:span></text:span><text:span> </text:span><text:span text:style-name="md2odp-TColor333333">*</text:span><text:span> </text:span><text:span text:style-name="md2odp-TColor0000DD"><text:span text:style-name="md2odp-TBold">52</text:span></text:span><text:span>
</text:span></text:p>
            <text:p text:style-name="md2odp-ParagraphCodeStyle"><text:span>156</text:span><text:line-break/><text:span/><text:line-break/><text:span/><text:line-break/><text:span/><text:line-break/><text:span/><text:line-break/><text:span/></text:p>
            <text:p text:style-name="md2odp-ParagraphCodeStyle"><text:span text:style-name="md2odp-TColor0000DD"><text:span text:style-name="md2odp-TBold">3670</text:span></text:span><text:span> </text:span><text:span text:style-name="md2odp-TColor333333">-</text:span><text:span> </text:span><text:span text:style-name="md2odp-TColor0000DD"><text:span text:style-name="md2odp-TBold">156</text:span></text:span><text:span>
</text:span></text:p>
            <text:p text:style-name="md2odp-ParagraphCodeStyle"><text:span>3514</text:span><text:line-break/><text:span/><text:line-break/><text:span/><text:line-break/><text:span/><text:line-break/><text:span/></text:p>
            <text:p><text:span><text:span>We can turn this into a single line of code:</text:span></text:span></text:p>
            <text:p text:style-name="md2odp-ParagraphCodeStyle"><text:span text:style-name="md2odp-TColor0000DD"><text:span text:style-name="md2odp-TBold">20</text:span></text:span><text:span> </text:span><text:span text:style-name="md2odp-TColor333333">+</text:span><text:span> </text:span><text:span text:style-name="md2odp-TColor0000DD"><text:span text:style-name="md2odp-TBold">10</text:span></text:span><text:span> </text:span><text:span text:style-name="md2odp-TColor333333">*</text:span><text:span> </text:span><text:span text:style-name="md2odp-TColor0000DD"><text:span text:style-name="md2odp-TBold">365</text:span></text:span><text:span> </text:span><text:span text:style-name="md2odp-TColor333333">-</text:span><text:span> </text:span><text:span text:style-name="md2odp-TColor0000DD"><text:span text:style-name="md2odp-TBold">3</text:span></text:span><text:span> </text:span><text:span text:style-name="md2odp-TColor333333">*</text:span><text:span> </text:span><text:span text:style-name="md2odp-TColor0000DD"><text:span text:style-name="md2odp-TBold">52</text:span></text:span><text:span>
</text:span></text:p>
            <text:p text:style-name="md2odp-ParagraphCodeStyle"><text:span>3514</text:span><text:line-break/><text:span/><text:line-break/><text:span/><text:line-break/><text:span/><text:line-break/><text:span/></text:p>
            <text:p><text:span><text:span>Now, what if we turn the numbers into variables? Try entering the following:</text:span></text:span></text:p>
            <text:p text:style-name="md2odp-ParagraphCodeStyle"><text:span>found_coins</text:span><text:span> </text:span><text:span text:style-name="md2odp-TColor333333">=</text:span><text:span> </text:span><text:span text:style-name="md2odp-TColor0000DD"><text:span text:style-name="md2odp-TBold">20</text:span></text:span><text:span/><text:line-break/><text:span/><text:span>magic_coins</text:span><text:span> </text:span><text:span text:style-name="md2odp-TColor333333">=</text:span><text:span> </text:span><text:span text:style-name="md2odp-TColor0000DD"><text:span text:style-name="md2odp-TBold">10</text:span></text:span><text:span/><text:line-break/><text:span/><text:span>stolen_coins</text:span><text:span> </text:span><text:span text:style-name="md2odp-TColor333333">=</text:span><text:span> </text:span><text:span text:style-name="md2odp-TColor0000DD"><text:span text:style-name="md2odp-TBold">3</text:span></text:span><text:span>
</text:span></text:p>
            <text:p><text:span><text:span>These entries create the variables </text:span><text:span text:style-name="md2odp-TextEmphasisStyle"><text:span>found</text:span><text:span>_coins</text:span></text:span><text:span>, </text:span><text:span text:style-name="md2odp-TextEmphasisStyle"><text:span>magic</text:span><text:span>_coins</text:span></text:span><text:span>, and </text:span><text:span text:style-name="md2odp-TextEmphasisStyle"><text:span>stolen</text:span><text:span>_coins</text:span></text:span><text:span>.</text:span></text:span></text:p>
            <text:p><text:span><text:span>Now, we can reenter the equation like this:</text:span></text:span></text:p>
            <text:p text:style-name="md2odp-ParagraphCodeStyle"><text:span>found_coins</text:span><text:span> </text:span><text:span text:style-name="md2odp-TColor333333">+</text:span><text:span> </text:span><text:span>magic_coins</text:span><text:span> </text:span><text:span text:style-name="md2odp-TColor333333">*</text:span><text:span> </text:span><text:span text:style-name="md2odp-TColor0000DD"><text:span text:style-name="md2odp-TBold">365</text:span></text:span><text:span> </text:span><text:span text:style-name="md2odp-TColor333333">-</text:span><text:span> </text:span><text:span>stolen_coins</text:span><text:span> </text:span><text:span text:style-name="md2odp-TColor333333">*</text:span><text:span> </text:span><text:span text:style-name="md2odp-TColor0000DD"><text:span text:style-name="md2odp-TBold">52</text:span></text:span><text:span>
</text:span></text:p>
            <text:p text:style-name="md2odp-ParagraphCodeStyle"><text:span>3514</text:span><text:line-break/><text:span/><text:line-break/><text:span/><text:line-break/><text:span/><text:line-break/><text:span/></text:p>
            <text:p><text:span><text:span>You can see that this gives us the same answer. So who cares, right? Ah, but here’s the magic of variables. What if you stick a scarecrow in your win- dow, and the raven steals only two coins instead of three? When we use a variable, we can simply change the variable to hold that new number, and it will change every- where it is used in the equation. We can change the stolen</text:span><text:span>_coins variable to 2 by entering this:</text:span></text:span></text:p>
            <text:p text:style-name="md2odp-ParagraphCodeStyle"><text:span>stolen_coins</text:span><text:span> </text:span><text:span text:style-name="md2odp-TColor333333">=</text:span><text:span> </text:span><text:span text:style-name="md2odp-TColor0000DD"><text:span text:style-name="md2odp-TBold">2</text:span></text:span><text:span>
</text:span></text:p>
            <text:p text:style-name="md2odp-ParagraphCodeStyle"><text:span>found_coins</text:span><text:span> </text:span><text:span text:style-name="md2odp-TColor333333">+</text:span><text:span> </text:span><text:span>magic_coins</text:span><text:span> </text:span><text:span text:style-name="md2odp-TColor333333">*</text:span><text:span> </text:span><text:span text:style-name="md2odp-TColor0000DD"><text:span text:style-name="md2odp-TBold">365</text:span></text:span><text:span> </text:span><text:span text:style-name="md2odp-TColor333333">-</text:span><text:span> </text:span><text:span>stolen_coins</text:span><text:span> </text:span><text:span text:style-name="md2odp-TColor333333">*</text:span><text:span> </text:span><text:span text:style-name="md2odp-TColor0000DD"><text:span text:style-name="md2odp-TBold">52</text:span></text:span><text:span>
</text:span></text:p>
            <text:p text:style-name="md2odp-ParagraphCodeStyle"><text:span>3566</text:span><text:line-break/><text:span/><text:line-break/><text:span/><text:line-break/><text:span/><text:line-break/><text:span/><text:line-break/><text:span/></text:p>
            <text:p text:style-name="md2odp-ParagraphCodeStyle"><text:span>
</text:span></text:p>
          </draw:text-box>
        </draw:frame>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creet_25_20Dark-background" style:display-name="Discreet%20Dark-background" style:family="presentation">
      <style:graphic-properties draw:stroke="none" draw:fill="solid" draw:fill-color="#ffffff" draw:fill-image-width="0cm" draw:fill-image-height="0cm"/>
      <style:text-properties style:letter-kerning="true"/>
    </style:style>
    <style:style style:name="Discreet_25_20Dark-backgroundobjects" style:display-name="Discreet%20Dark-backgroundobjects" style:family="presentation">
      <style:graphic-properties svg:stroke-color="#cccccc" draw:fill-image-width="0cm" draw:fill-image-height="0cm" draw:textarea-horizontal-align="justify" draw:shadow="hidden" draw:shadow-offset-x="0.2cm" draw:shadow-offset-y="0.2cm" draw:shadow-color="#808080">
        <text:list-style style:name="Discreet_25_20Dark-backgroundobjects" style:display-name="Discreet%20Dark-backgroundobjects">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style:graphic-properties>
      <style:paragraph-properties>
        <style:tab-stops/>
      </style:paragraph-properties>
      <style:text-properties style:letter-kerning="true"/>
    </style:style>
    <style:style style:name="Discreet_25_20Dark-notes" style:display-name="Discreet%20Dar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creet_25_20Dark-outline1" style:display-name="Discreet%20Dark-outline1" style:family="presentation">
      <style:graphic-properties draw:stroke="none" draw:fill="none" draw:fill-image-width="0cm" draw:fill-image-height="0cm" draw:auto-grow-height="false" draw:fit-to-size="shrink-to-fit">
        <text:list-style style:name="Discreet_25_20Dark-outline1" style:display-name="Discreet%20Dark-outline1">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outline2" style:display-name="Discreet%20Dark-outline2" style:family="presentation" style:parent-style-name="Discreet_25_20Dark-outline1">
      <style:paragraph-properties fo:margin-left="0cm" fo:margin-right="0cm" fo:margin-top="0cm" fo:margin-bottom="0.4cm" fo:text-indent="0cm"/>
      <style:text-properties style:use-window-font-color="true" fo:font-size="28pt" style:font-size-asian="28pt" style:font-size-complex="28pt"/>
    </style:style>
    <style:style style:name="Discreet_25_20Dark-outline3" style:display-name="Discreet%20Dark-outline3" style:family="presentation" style:parent-style-name="Discreet_25_20Dark-outline2">
      <style:paragraph-properties fo:margin-left="0cm" fo:margin-right="0cm" fo:margin-top="0cm" fo:margin-bottom="0.298cm" fo:text-indent="0cm"/>
      <style:text-properties style:use-window-font-color="true" fo:font-size="24pt" style:font-size-asian="24pt" style:font-size-complex="24pt"/>
    </style:style>
    <style:style style:name="Discreet_25_20Dark-outline4" style:display-name="Discreet%20Dark-outline4" style:family="presentation" style:parent-style-name="Discreet_25_20Dark-outline3">
      <style:paragraph-properties fo:margin-left="0cm" fo:margin-right="0cm" fo:margin-top="0cm" fo:margin-bottom="0.198cm" fo:text-indent="0cm"/>
      <style:text-properties style:use-window-font-color="true" fo:font-size="20pt" style:font-size-asian="20pt" style:font-size-complex="20pt"/>
    </style:style>
    <style:style style:name="Discreet_25_20Dark-outline5" style:display-name="Discreet%20Dark-outline5" style:family="presentation" style:parent-style-name="Discreet_25_20Dark-outline4">
      <style:paragraph-properties fo:margin-left="0cm" fo:margin-right="0cm" fo:margin-top="0cm" fo:margin-bottom="0.098cm" fo:text-indent="0cm"/>
      <style:text-properties style:use-window-font-color="true" fo:font-size="20pt" style:font-size-asian="20pt" style:font-size-complex="20pt"/>
    </style:style>
    <style:style style:name="Discreet_25_20Dark-outline6" style:display-name="Discreet%20Dark-outline6" style:family="presentation" style:parent-style-name="Discreet_25_20Dark-outline5">
      <style:paragraph-properties fo:margin-left="0cm" fo:margin-right="0cm" fo:margin-top="0cm" fo:margin-bottom="0.098cm" fo:text-indent="0cm"/>
      <style:text-properties style:use-window-font-color="true" fo:font-size="20pt" style:font-size-asian="20pt" style:font-size-complex="20pt"/>
    </style:style>
    <style:style style:name="Discreet_25_20Dark-outline7" style:display-name="Discreet%20Dark-outline7" style:family="presentation" style:parent-style-name="Discreet_25_20Dark-outline6">
      <style:paragraph-properties fo:margin-left="0cm" fo:margin-right="0cm" fo:margin-top="0cm" fo:margin-bottom="0.098cm" fo:text-indent="0cm"/>
      <style:text-properties style:use-window-font-color="true" fo:font-size="20pt" style:font-size-asian="20pt" style:font-size-complex="20pt"/>
    </style:style>
    <style:style style:name="Discreet_25_20Dark-outline8" style:display-name="Discreet%20Dark-outline8" style:family="presentation" style:parent-style-name="Discreet_25_20Dark-outline7">
      <style:paragraph-properties fo:margin-left="0cm" fo:margin-right="0cm" fo:margin-top="0cm" fo:margin-bottom="0.098cm" fo:text-indent="0cm"/>
      <style:text-properties fo:font-size="20pt" style:font-size-asian="20pt" style:font-size-complex="20pt"/>
    </style:style>
    <style:style style:name="Discreet_25_20Dark-outline9" style:display-name="Discreet%20Dark-outline9" style:family="presentation" style:parent-style-name="Discreet_25_20Dark-outline8">
      <style:paragraph-properties fo:margin-left="0cm" fo:margin-right="0cm" fo:margin-top="0cm" fo:margin-bottom="0.098cm" fo:text-indent="0cm"/>
      <style:text-properties fo:font-size="20pt" style:font-size-asian="20pt" style:font-size-complex="20pt"/>
    </style:style>
    <style:style style:name="Discreet_25_20Dark-subtitle" style:display-name="Discreet%20Dark-subtitle" style:family="presentation">
      <style:graphic-properties draw:stroke="none" draw:fill="none" draw:textarea-vertical-align="middle">
        <text:list-style style:name="Discreet_25_20Dark-subtitle" style:display-name="Discreet%20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title" style:display-name="Discreet%20Dark-title" style:family="presentation">
      <style:graphic-properties draw:stroke="none" svg:stroke-width="0.1cm" svg:stroke-color="#999999" draw:marker-start-width="0.35cm" draw:marker-end-width="0.35cm" draw:stroke-linejoin="round" draw:fill="none" draw:fill-color="#666666" draw:fill-image-width="0cm" draw:fill-image-height="0cm" draw:textarea-vertical-align="middle" fo:padding-top="0cm" fo:padding-bottom="0cm" fo:padding-left="0cm" fo:padding-right="0cm">
        <text:list-style style:name="Discreet_25_20Dark-title" style:display-name="Discreet%20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Open Sans Condensed1" fo:font-family="'Open Sans Condensed'" style:font-family-generic="swiss" style:font-pitch="variable" fo:font-size="32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screet_25_20Dark1-background" style:display-name="Discreet%20Dark1-background" style:family="presentation">
      <style:graphic-properties draw:stroke="none" draw:fill="solid" draw:fill-color="#ffffff" draw:fill-image-width="0cm" draw:fill-image-height="0cm"/>
      <style:text-properties style:letter-kerning="true"/>
    </style:style>
    <style:style style:name="Discreet_25_20Dark1-backgroundobjects" style:display-name="Discreet%20Dark1-backgroundobjects" style:family="presentation">
      <style:graphic-properties svg:stroke-color="#cccccc" draw:textarea-horizontal-align="justify" draw:shadow="hidden" draw:shadow-offset-x="0.2cm" draw:shadow-offset-y="0.2cm" draw:shadow-color="#808080"/>
      <style:text-properties fo:color="#cccccc" style:letter-kerning="true"/>
    </style:style>
    <style:style style:name="Discreet_25_20Dark1-notes" style:display-name="Discreet%20Dark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creet_25_20Dark1-outline1" style:display-name="Discreet%20Dark1-outline1" style:family="presentation">
      <style:graphic-properties draw:stroke="none" draw:fill="none" draw:auto-grow-height="false" draw:fit-to-size="shrink-to-fit">
        <text:list-style style:name="Discreet_25_20Dark1-outline1" style:display-name="Discreet%20Dark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text-properties style:use-window-font-color="true"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1-outline2" style:display-name="Discreet%20Dark1-outline2" style:family="presentation" style:parent-style-name="Discreet_25_20Dark1-outline1">
      <style:paragraph-properties fo:margin-left="0cm" fo:margin-right="0cm" fo:margin-top="0cm" fo:margin-bottom="0.398cm" fo:text-indent="0cm"/>
      <style:text-properties style:use-window-font-color="true" fo:font-size="28pt" style:font-size-asian="28pt" style:font-size-complex="28pt"/>
    </style:style>
    <style:style style:name="Discreet_25_20Dark1-outline3" style:display-name="Discreet%20Dark1-outline3" style:family="presentation" style:parent-style-name="Discreet_25_20Dark1-outline2">
      <style:paragraph-properties fo:margin-left="0cm" fo:margin-right="0cm" fo:margin-top="0cm" fo:margin-bottom="0.298cm" fo:text-indent="0cm"/>
      <style:text-properties style:use-window-font-color="true" fo:font-size="24pt" style:font-size-asian="24pt" style:font-size-complex="24pt"/>
    </style:style>
    <style:style style:name="Discreet_25_20Dark1-outline4" style:display-name="Discreet%20Dark1-outline4" style:family="presentation" style:parent-style-name="Discreet_25_20Dark1-outline3">
      <style:paragraph-properties fo:margin-left="0cm" fo:margin-right="0cm" fo:margin-top="0cm" fo:margin-bottom="0.198cm" fo:text-indent="0cm"/>
      <style:text-properties style:use-window-font-color="true" fo:font-size="20pt" style:font-size-asian="20pt" style:font-size-complex="20pt"/>
    </style:style>
    <style:style style:name="Discreet_25_20Dark1-outline5" style:display-name="Discreet%20Dark1-outline5" style:family="presentation" style:parent-style-name="Discreet_25_20Dark1-outline4">
      <style:paragraph-properties fo:margin-left="0cm" fo:margin-right="0cm" fo:margin-top="0cm" fo:margin-bottom="0.098cm" fo:text-indent="0cm"/>
      <style:text-properties style:use-window-font-color="true" fo:font-size="20pt" style:font-size-asian="20pt" style:font-size-complex="20pt"/>
    </style:style>
    <style:style style:name="Discreet_25_20Dark1-outline6" style:display-name="Discreet%20Dark1-outline6" style:family="presentation" style:parent-style-name="Discreet_25_20Dark1-outline5">
      <style:paragraph-properties fo:margin-left="0cm" fo:margin-right="0cm" fo:margin-top="0cm" fo:margin-bottom="0.098cm" fo:text-indent="0cm"/>
      <style:text-properties style:use-window-font-color="true" fo:font-size="20pt" style:font-size-asian="20pt" style:font-size-complex="20pt"/>
    </style:style>
    <style:style style:name="Discreet_25_20Dark1-outline7" style:display-name="Discreet%20Dark1-outline7" style:family="presentation" style:parent-style-name="Discreet_25_20Dark1-outline6">
      <style:paragraph-properties fo:margin-left="0cm" fo:margin-right="0cm" fo:margin-top="0cm" fo:margin-bottom="0.098cm" fo:text-indent="0cm"/>
      <style:text-properties style:use-window-font-color="true" fo:font-size="20pt" style:font-size-asian="20pt" style:font-size-complex="20pt"/>
    </style:style>
    <style:style style:name="Discreet_25_20Dark1-outline8" style:display-name="Discreet%20Dark1-outline8" style:family="presentation" style:parent-style-name="Discreet_25_20Dark1-outline7">
      <style:paragraph-properties fo:margin-left="0cm" fo:margin-right="0cm" fo:margin-top="0cm" fo:margin-bottom="0.098cm" fo:text-indent="0cm"/>
      <style:text-properties fo:font-size="20pt" style:font-size-asian="20pt" style:font-size-complex="20pt"/>
    </style:style>
    <style:style style:name="Discreet_25_20Dark1-outline9" style:display-name="Discreet%20Dark1-outline9" style:family="presentation" style:parent-style-name="Discreet_25_20Dark1-outline8">
      <style:paragraph-properties fo:margin-left="0cm" fo:margin-right="0cm" fo:margin-top="0cm" fo:margin-bottom="0.098cm" fo:text-indent="0cm"/>
      <style:text-properties fo:font-size="20pt" style:font-size-asian="20pt" style:font-size-complex="20pt"/>
    </style:style>
    <style:style style:name="Discreet_25_20Dark1-subtitle" style:display-name="Discreet%20Dark1-subtitle" style:family="presentation">
      <style:graphic-properties draw:stroke="none" draw:fill="none" draw:textarea-vertical-align="middle">
        <text:list-style style:name="Discreet_25_20Dark1-subtitle" style:display-name="Discreet%20Dark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1-title" style:display-name="Discreet%20Dark1-title" style:family="presentation">
      <style:graphic-properties draw:stroke="none" draw:fill="none" draw:textarea-vertical-align="middle">
        <text:list-style style:name="Discreet_25_20Dark1-title" style:display-name="Discreet%20Dark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Open Sans Condensed1" fo:font-family="'Open Sans Condensed'" style:font-family-generic="swiss" style:font-pitch="variable" fo:font-size="40pt" fo:font-style="normal" fo:text-shadow="none" style:text-underline-style="none" fo:font-weight="bold" style:letter-kerning="true" style:font-name-asian="Droid Sans Fallback" style:font-family-asian="'Droid Sans Fallback'" style:font-family-generic-asian="system" style:font-pitch-asian="variable" style:font-size-asian="48pt" style:font-style-asian="normal" style:font-weight-asian="bold" style:font-name-complex="FreeSans" style:font-family-complex="FreeSans" style:font-family-generic-complex="system" style:font-pitch-complex="variable" style:font-size-complex="48pt" style:font-style-complex="normal" style:font-weight-complex="6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screet_25_20Dark-title">
      <style:graphic-properties draw:auto-grow-height="false" fo:min-height="3.507cm"/>
    </style:style>
    <style:style style:name="Mpr2" style:family="presentation" style:parent-style-name="Discreet_25_20Dark-outline1">
      <style:graphic-properties fo:min-height="12.18cm"/>
    </style:style>
    <style:style style:name="Mpr3" style:family="presentation" style:parent-style-name="Discreet_25_20Dark-backgroundobjects">
      <style:graphic-properties draw:stroke="none" draw:fill="none" draw:fill-color="#ffffff" draw:auto-grow-height="false" fo:min-height="1.449cm"/>
    </style:style>
    <style:style style:name="Mpr4" style:family="presentation" style:parent-style-name="Discreet_25_20Dark-backgroundobjects">
      <style:graphic-properties draw:fill="none" draw:textarea-vertical-align="middle"/>
    </style:style>
    <style:style style:name="Mpr5" style:family="presentation" style:parent-style-name="Discreet_25_20Dark-backgroundobjects">
      <style:graphic-properties draw:stroke="none" draw:fill="none" draw:fill-color="#ffffff" draw:auto-grow-height="false" fo:min-height="1.485cm"/>
    </style:style>
    <style:style style:name="Mpr6" style:family="presentation" style:parent-style-name="Discreet_25_20Dark-backgroundobjects">
      <style:graphic-properties draw:stroke="none" draw:fill="none" draw:fill-color="#ffffff" draw:textarea-vertical-align="bottom" draw:auto-grow-height="false" fo:min-height="1.485cm"/>
    </style:style>
    <style:style style:name="Mpr7" style:family="presentation" style:parent-style-name="Discreet_25_20Dark1-title">
      <style:graphic-properties draw:auto-grow-height="false" fo:min-height="3.507cm"/>
    </style:style>
    <style:style style:name="Mpr8" style:family="presentation" style:parent-style-name="Discreet_25_20Dark1-outline1">
      <style:graphic-properties fo:min-height="12.18cm"/>
    </style:style>
    <style:style style:name="Mpr9" style:family="presentation" style:parent-style-name="Discreet_25_20Dark1-backgroundobjects">
      <style:graphic-properties draw:stroke="none" draw:fill="none" draw:fill-color="#ffffff" draw:auto-grow-height="false" fo:min-height="1.449cm"/>
    </style:style>
    <style:style style:name="Mpr10" style:family="presentation" style:parent-style-name="Discreet_25_20Dark1-backgroundobjects">
      <style:graphic-properties draw:fill="none" draw:textarea-vertical-align="middle"/>
    </style:style>
    <style:style style:name="Mpr11" style:family="presentation" style:parent-style-name="Discreet_25_20Dark1-backgroundobjects">
      <style:graphic-properties draw:stroke="none" draw:fill="none" draw:fill-color="#ffffff" draw:auto-grow-height="false" fo:min-height="1.485cm"/>
    </style:style>
    <style:style style:name="Mpr12" style:family="presentation" style:parent-style-name="Discreet_25_20Dark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text:list-style style:name="ML3">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iscreet_25_20Dark" style:display-name="Discreet%20Dark" style:page-layout-name="PM1" draw:style-name="Mdp1">
      <draw:frame presentation:style-name="Mpr1" draw:layer="backgroundobjects" svg:width="25.199cm" svg:height="2.364cm" svg:x="1.401cm" svg:y="0.436cm" presentation:class="title">
        <draw:text-box>
          <text:p>Click to edit the title text format</text:p>
        </draw:text-box>
      </draw:frame>
      <draw:frame presentation:style-name="Mpr2" draw:layer="backgroundobjects" svg:width="25.199cm" svg:height="14.6cm" svg:x="1.4cm" svg:y="4.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cm" presentation:class="date-time">
        <draw:text-box>
          <text:p text:style-name="MP1"><text:span text:style-name="MT1"><presentation:date-time/></text:span></text:p>
        </draw:text-box>
      </draw:frame>
      <draw:frame presentation:style-name="Mpr3" draw:text-style-name="MP6" draw:layer="backgroundobjects" svg:width="8.875cm" svg:height="1.448cm" svg:x="9.576cm" svg:y="19.13cm" presentation:class="footer">
        <draw:text-box>
          <text:p text:style-name="MP5"><text:span text:style-name="MT1"><presentation:footer/></text:span></text:p>
        </draw:text-box>
      </draw:frame>
      <draw:frame presentation:style-name="Mpr3" draw:text-style-name="MP4" draw:layer="backgroundobjects" svg:width="6.523cm" svg:height="1.448cm" svg:x="20.076cm" svg:y="19.13cm" presentation:class="page-number">
        <draw:text-box>
          <text:p text:style-name="MP3"><text:span text:style-name="MT1"><text:page-number>&lt;number&gt;</text:page-number></text:span></text:p>
        </draw:text-box>
      </draw:frame>
      <draw:line presentation:style-name="Mpr4" draw:text-style-name="MP7" draw:layer="backgroundobjects" svg:x1="1.4cm" svg:y1="3.4cm" svg:x2="26.599cm" svg:y2="3.4cm">
        <text:p/>
      </draw:line>
      <presentation:notes style:page-layout-name="PM0">
        <draw:page-thumbnail presentation:style-name="Discreet_25_20Dark-title" draw:layer="backgroundobjects" svg:width="14.848cm" svg:height="11.136cm" svg:x="3.075cm" svg:y="2.257cm" presentation:class="page"/>
        <draw:frame presentation:style-name="Discreet_25_20Dark-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iscreet_25_20Dark1" style:display-name="Discreet%20Dark1" style:page-layout-name="PM1" draw:style-name="Mdp1">
      <draw:frame presentation:style-name="Mpr7" draw:layer="backgroundobjects" svg:width="25.199cm" svg:height="3.507cm" svg:x="1.401cm" svg:y="0.2cm" presentation:class="title">
        <draw:text-box>
          <text:p>Click to edit the title text format</text:p>
        </draw:text-box>
      </draw:frame>
      <draw:frame presentation:style-name="Mpr8" draw:layer="backgroundobjects" svg:width="25.199cm" svg:height="13.693cm" svg:x="1.401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9" draw:text-style-name="MP2" draw:layer="backgroundobjects" svg:width="6.523cm" svg:height="1.448cm" svg:x="1.4cm" svg:y="19.13cm" presentation:class="date-time">
        <draw:text-box>
          <text:p text:style-name="MP1"><text:span text:style-name="MT1"><presentation:date-time/></text:span></text:p>
        </draw:text-box>
      </draw:frame>
      <draw:frame presentation:style-name="Mpr9" draw:text-style-name="MP6" draw:layer="backgroundobjects" svg:width="8.875cm" svg:height="1.448cm" svg:x="9.576cm" svg:y="19.13cm" presentation:class="footer">
        <draw:text-box>
          <text:p text:style-name="MP5"><text:span text:style-name="MT1"><presentation:footer/></text:span></text:p>
        </draw:text-box>
      </draw:frame>
      <draw:frame presentation:style-name="Mpr9" draw:text-style-name="MP4" draw:layer="backgroundobjects" svg:width="6.523cm" svg:height="1.448cm" svg:x="20.076cm" svg:y="19.13cm" presentation:class="page-number">
        <draw:text-box>
          <text:p text:style-name="MP3"><text:span text:style-name="MT1"><text:page-number>&lt;number&gt;</text:page-number></text:span></text:p>
        </draw:text-box>
      </draw:frame>
      <draw:line presentation:style-name="Mpr10" draw:text-style-name="MP7" draw:layer="backgroundobjects" svg:x1="4cm" svg:y1="4cm" svg:x2="24.2cm" svg:y2="4cm">
        <text:p/>
      </draw:line>
      <presentation:notes style:page-layout-name="PM0">
        <draw:page-thumbnail presentation:style-name="Discreet_25_20Dark1-title" draw:layer="backgroundobjects" svg:width="0.001cm" svg:height="0.001cm" svg:x="0cm" svg:y="2.257cm" presentation:class="page"/>
        <draw:frame presentation:style-name="Discreet_25_20Dark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09T01:51:35.875426290</meta:creation-date>
    <meta:editing-duration>PT10M59S</meta:editing-duration>
    <meta:editing-cycles>8</meta:editing-cycles>
    <meta:generator>lpOD Python 1.1.6</meta:generator>
    <meta:initial-creator>Thorsten Behrens</meta:initial-creator>
    <dc:date>2017-11-14T19:14:50.075223285</dc:date>
    <meta:document-statistic meta:object-count="38"/>
  </office:meta>
</office:document-meta>
</file>